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4.4075in"/>
    </style:style>
    <style:style style:name="co4" style:family="table-column">
      <style:table-column-properties fo:break-before="auto" style:column-width="5.2118in"/>
    </style:style>
    <style:style style:name="co5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4">
      <style:table-cell-properties fo:background-color="#dddddd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 style:data-style-name="N104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3"/>
        <table:table-column table:style-name="co4" table:default-cell-style-name="ce10"/>
        <table:table-column table:style-name="co5" table:default-cell-style-name="ce10"/>
        <table:table-column table:style-name="co1" table:default-cell-style-name="ce6"/>
        <table:table-column table:style-name="co1" table:default-cell-style-name="ce10"/>
        <table:table-row table:style-name="ro1"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Pyro-T Project BOM: 1<text:span text:style-name="T1">st</text:span> Actionable Item: Achieve Pyrolysis </text:p>
          </table:table-cell>
          <table:covered-table-cell table:number-columns-repeated="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Nomenclature</text:p>
          </table:table-cell>
          <table:table-cell table:style-name="ce14" office:value-type="string" calcext:value-type="string">
            <text:p>Description</text:p>
          </table:table-cell>
          <table:table-cell table:style-name="ce5" office:value-type="string" calcext:value-type="string">
            <text:p>Order Link</text:p>
          </table:table-cell>
          <table:table-cell table:style-name="ce5" office:value-type="string" calcext:value-type="string">
            <text:p>Units</text:p>
          </table:table-cell>
          <table:table-cell table:style-name="ce7" office:value-type="string" calcext:value-type="string">
            <text:p>Cost</text:p>
          </table:table-cell>
          <table:table-cell table:style-name="ce5" office:value-type="string" calcext:value-type="string">
            <text:p>Total (pretax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ressure Vessel: 12L (12.2qt)</text:p>
          </table:table-cell>
          <table:table-cell office:value-type="string" calcext:value-type="string">
            <text:p>Hawkins 12 Liter Classic Pressure Cooker, Best Inner Lid Cooker, Silver (CL412)</text:p>
          </table:table-cell>
          <table:table-cell office:value-type="string" calcext:value-type="string">
            <text:p><text:a xlink:href="https://www.amazon.com/dp/B00VNMLIZU/?th=1" xlink:type="simple">Amazon: Hawkins 12L Order Page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78.98" calcext:value-type="currency">
            <text:p>$78.98</text:p>
          </table:table-cell>
          <table:table-cell table:style-name="ce8" table:formula="of:=SUM([.F:.F])" office:value-type="currency" office:currency="USD" office:value="860.16" calcext:value-type="currency">
            <text:p>$860.1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” Solenoid: Normally Open</text:p>
          </table:table-cell>
          <table:table-cell office:value-type="string" calcext:value-type="string">
            <text:p>U.S. Solid 1 inch Solenoid Valve - Stainless Steel 110V AC Solenoid Valve, Normally Open, Viton Seal</text:p>
          </table:table-cell>
          <table:table-cell office:value-type="string" calcext:value-type="string">
            <text:p><text:a xlink:href="https://www.amazon.com/inch-Solenoid-Valve-Stainless-Normally/dp/B0CMXJ1S2Y/?th=1" xlink:type="simple">Amazon: 1" Solenoid: Normally Open</text:a>1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58.99" calcext:value-type="currency">
            <text:p>$58.99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800W Induction Heater-Module Kit</text:p>
          </table:table-cell>
          <table:table-cell office:value-type="string" calcext:value-type="string">
            <text:p>1800W 12V-48V ZVS Low Voltage DC Induction Heater Module PCB Board,Heat Induction Tool for Quenching, Annealing and Other Heat Treatments,DIY High Frequency Flyback Driver Heater</text:p>
          </table:table-cell>
          <table:table-cell office:value-type="string" calcext:value-type="string">
            <text:p><text:a xlink:href="https://www.amazon.com/Induction-Quenching-Annealing-Treatments-Frequency/dp/B0DM8FRKRS/?th=1" xlink:type="simple">Amazon: Induction Heater Kit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64.99" calcext:value-type="currency">
            <text:p>$64.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400W AC-DC Power Supply</text:p>
          </table:table-cell>
          <table:table-cell office:value-type="string" calcext:value-type="string">
            <text:p>MEAN WELL RSP-2400-48 AC to DC Power Supply, Single Output, 48 Volt, 50 Amp, 2.4kw</text:p>
          </table:table-cell>
          <table:table-cell office:value-type="string" calcext:value-type="string">
            <text:p><text:a xlink:href="https://www.amazon.com/Power-Supply-Single-Output-2-4kw/dp/B005T8YGR6/" xlink:type="simple">Amazon: Power Supply: 2400W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358.93" calcext:value-type="currency">
            <text:p>$358.93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arbon Monoxide Detector</text:p>
          </table:table-cell>
          <table:table-cell office:value-type="string" calcext:value-type="string">
            <text:p>Kidde Carbon Monoxide Detector, Battery Powered CO Alarm with LEDs, Test-Reset Button, Low Battery Indicator, Portable</text:p>
          </table:table-cell>
          <table:table-cell office:value-type="string" calcext:value-type="string">
            <text:p><text:a xlink:href="https://www.amazon.com/Kidde-Monoxide-Detector-Test-Reset-Indicator/dp/B0DT1MGCKK/ref=sr_1_6?dib=eyJ2IjoiMSJ9.EADPjhAIh4g3279ZzneJwOEd30YCKSHAOGmdzlJes2l6p0cO_mS7BKD_-uxHMSFLko9pPMjUouH39owsQgdygQXf5-IMUOZAUqeleUXFJpnTY-yDxALHT4hDkq1CLNrzu0_KgvmEl6NvJIu51YP2on_ZgwiuZg65ZyQ99gMA5O8tsUFeyelsy0Wnoo9QQxyEgo-G3lt7JHLReHf9pFektYUc8tOfnB4phCZWfa_8ClwX-s3UKOsdGbaxTJdWtmBc9t7YukgPq_JXZ36TsFJIp6vRU5eeATRabsaD-asUMkw.0YrGrvRB4HRUWA_MqyFKoIxODx4fDM3WlX1cnx-p6kc&amp;dib_tag=se&amp;keywords=carbon%2Bmonoxide%2Bdetectors&amp;qid=1768598158&amp;sr=8-6&amp;th=1" xlink:type="simple">Amazon: Carbon Monoxide Detector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3.97" calcext:value-type="currency">
            <text:p>$23.97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office:annotation draw:style-name="gr1" svg:width="1.1413in" svg:height="0.7083in" svg:x="3.9346in" svg:y="1.5677in" draw:caption-point-x="-0.2402in" draw:caption-point-y="0.5945in">
              <dc:creator>Unknown Author</dc:creator>
              <dc:date>2026-01-16T16:42:10</dc:date>
              <text:p>Upgrade to 4-channel</text:p>
              <text:p/>
            </office:annotation>
            <text:p>Dual-Channel Thermocouple &amp; Meter</text:p>
          </table:table-cell>
          <table:table-cell office:value-type="string" calcext:value-type="string">
            <text:p>Dual-Channel K/J Thermocouple Thermometer with 4 K-Type Thermocouples -328°F ~ 2501°F Measurement Range HVAC Temperature Meter Gauge with Data Hold, MAX/MIN/AVG, Hi/Lo Backlit Alarm, ADJ Compensation</text:p>
          </table:table-cell>
          <table:table-cell office:value-type="string" calcext:value-type="string">
            <text:p><text:a xlink:href="https://www.amazon.com/Landtek-Thermocouple-Thermometer-328-2501°F-Compensation/dp/B0C4YL76WY/ref=sr_1_8?crid=2ZZFTJJJ8LWLU&amp;dib=eyJ2IjoiMSJ9.GlzcIZq3Hj5WN3BRT7V43S6Ym3pxvC8HuGFbeF2VZ-E1s1gNE7xk9urV2EiU29sDQpWb0SO1P1p80hMJ4hhUTVK5VitvzAfEsMWIhE0tZ7c52EFo39wS23RKwmcjq5AAFZmUYig3U_Q218xJ4bApv_7TXLbztv4yWUkctsqtI9PMvpmQuLCh2Cfir5M3KQhN0fWlAqSP1veM98naq4fq-vUa6wE0aHHBO7PswdO95gKNo9MGg5jQJ7fCvjzMXrONYTMFlJ-GFZX7YkLdfCFdQG6L3UjVVv8mQeXhpe22geI.nvGMOZSyEvPznoBcIC334YcysWXROgeTYCfB8uH3_xo&amp;dib_tag=se&amp;keywords=thermocouple&amp;qid=1768598368&amp;s=industrial&amp;sprefix=thermoco%2Cindustrial%2C160&amp;sr=1-8&amp;th=1" xlink:type="simple">Amazon: Dual-Thermocouple-Meter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8.99" calcext:value-type="currency">
            <text:p>$28.99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eramic Sheath: Thermocouple</text:p>
          </table:table-cell>
          <table:table-cell office:value-type="string" calcext:value-type="string">
            <text:p>High Temperature Ceramic Protection Tube Sheath for K-Type Thermocouple for Kiln Furnace for Pottery, Glass Fusing, Metal Working 8 inch Long</text:p>
          </table:table-cell>
          <table:table-cell office:value-type="string" calcext:value-type="string">
            <text:p><text:a xlink:href="https://www.amazon.com/Temperature-Ceramic-Protection-Thermocouple-Furnace/dp/B0CQTSTKYP" xlink:type="simple">Amazon: Ceramic Sheath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25.99" calcext:value-type="currency">
            <text:p>$25.99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1” Bulkhead fitting</text:p>
          </table:table-cell>
          <table:table-cell office:value-type="string" calcext:value-type="string">
            <text:p>1" Female Bulkhead Water Tank Connector Stainless Steel Thru-bulk Fitting</text:p>
          </table:table-cell>
          <table:table-cell office:value-type="string" calcext:value-type="string">
            <text:p><text:a xlink:href="https://www.amazon.com/Bulkhead-Connector-Stainless-Thru-Bulk-Fitting/dp/B07X41NXN3/?th=1" xlink:type="simple">1" Female Bulkhead Water Tank Connector Stainless Steel Thru-bulk Fitting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12.99" calcext:value-type="currency">
            <text:p>$12.99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igh Heat Silicone Rubber</text:p>
          </table:table-cell>
          <table:table-cell office:value-type="string" calcext:value-type="string">
            <text:p>Mold Max 60 - High Heat Resistant Silicone Rubber Compound - Gallon Unit</text:p>
          </table:table-cell>
          <table:table-cell office:value-type="string" calcext:value-type="string">
            <text:p><text:a xlink:href="https://www.amazon.com/Mold-Max-60-Resistant-Silicone/dp/B09MJPZH22?th=1" xlink:type="simple">Mold Max 60 - High Heat Resistant Silicone Rubber Compound - Gallon Uni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35.27" calcext:value-type="currency">
            <text:p>$35.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opper Tubing 1/4" OD x 0.187" ID x 50 Ft</text:p>
          </table:table-cell>
          <table:table-cell office:value-type="string" calcext:value-type="string">
            <text:p><text:a xlink:href="https://www.amazon.com/GOORY-Copper-Tubing-0-185-Refrigeration/dp/B0DKSW5VL9/?th=1" xlink:type="simple">Copper Tubing 1/4" OD x 0.187" ID x 50 Ft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63.99" calcext:value-type="currency">
            <text:p>$63.9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eat Exchanger </text:p>
          </table:table-cell>
          <table:table-cell office:value-type="string" calcext:value-type="string">
            <text:p><text:a xlink:href="https://www.amazon.com/Milageto-Condenser-Refrigerator-Exchanger-Industrial/dp/B0FHH1HCQW?th=1" xlink:type="simple">Heat Exchanger 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43.09" calcext:value-type="currency">
            <text:p>$43.09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Hot Water Recirculating Pump</text:p>
          </table:table-cell>
          <table:table-cell office:value-type="string" calcext:value-type="string">
            <text:p>Hot Water Recirculating Pump, 93W, 110V Water Circulator Pump, Circulation Pump, 3/4″ G Thread to 1/2″ NPT Brass Adapter, Stainless Steel Head</text:p>
          </table:table-cell>
          <table:table-cell office:value-type="string" calcext:value-type="string">
            <text:p><text:a xlink:href="https://www.amazon.com/VEVOR-Recirculating-Pump-93W-Circulating/dp/B09N92QGJD/?th=1" xlink:type="simple">Hot Water Recirculating Pump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43.99" calcext:value-type="currency">
            <text:p>$43.99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1" Male Hex Nipple</text:p>
          </table:table-cell>
          <table:table-cell office:value-type="string" calcext:value-type="string">
            <text:p>1" Male Hex Nipple Pipe Fittings, 304 Stainless Steel 1 inch NPT Threaded Pipe Adapter Fittings Equal Nipples Connectors</text:p>
          </table:table-cell>
          <table:table-cell/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2" Universal Catalytic Converter</text:p>
          </table:table-cell>
          <table:table-cell office:value-type="string" calcext:value-type="string">
            <text:p><text:span text:style-name="T2"><text:a xlink:href="https://www.amazon.com/ASOPARTS-Universal-Catalytic-Converter-Outlet/dp/B0CMLWHZ7C/" xlink:type="simple">2" Universal Catalytic Converter</text:a></text:span></text:p>
          </table:table-cell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 temp air filter</text:p>
          </table:table-cell>
          <table:table-cell table:number-columns-repeated="2"/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il stand-off</text:p>
          </table:table-cell>
          <table:table-cell table:number-columns-repeated="2"/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ucible/fiberglass sack/bag</text:p>
          </table:table-cell>
          <table:table-cell office:value-type="string" calcext:value-type="string">
            <text:p>Holds, bentonite</text:p>
          </table:table-cell>
          <table:table-cell/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ectrical Insulation ¼” bulkhead <text:s/></text:p>
          </table:table-cell>
          <table:table-cell office:value-type="string" calcext:value-type="string">
            <text:p>Induction coil ¼” passthrough bulkhead</text:p>
          </table:table-cell>
          <table:table-cell/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entonite Clay Granules</text:p>
          </table:table-cell>
          <table:table-cell office:value-type="string" calcext:value-type="string">
            <text:p>Unscented Clumping Clay Cat Litter</text:p>
          </table:table-cell>
          <table:table-cell office:value-type="string" calcext:value-type="string">
            <text:p><text:a xlink:href="https://www.amazon.com/Dr-Elseys-Precious-Ultra-Litter/dp/B0009X0QSY/?th=1" xlink:type="simple">Unscented Clumping Clay Cat Litter</text:a></text:p>
          </table:table-cell>
          <table:table-cell office:value-type="string" calcext:value-type="string">
            <text:p>1e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lack Iron Oxide - Fe3O4</text:p>
          </table:table-cell>
          <table:table-cell office:value-type="string" calcext:value-type="string">
            <text:p>Black Iron Oxide - Fe3O4 - Natural - 5 Pounds</text:p>
          </table:table-cell>
          <table:table-cell office:value-type="string" calcext:value-type="string">
            <text:p><text:a xlink:href="https://www.amazon.com/Black-Iron-Oxide-Natural-Pounds/dp/B004KICAVU" xlink:type="simple">Black Iron Oxide - Fe3O4</text:a></text:p>
          </table:table-cell>
          <table:table-cell office:value-type="string" calcext:value-type="string">
            <text:p>1ea</text:p>
          </table:table-cell>
          <table:table-cell office:value-type="currency" office:currency="USD" office:value="19.99" calcext:value-type="currency">
            <text:p>$19.99</text:p>
          </table:table-cell>
          <table:table-cell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5:14:18.03561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4:51:43.362594900</meta:creation-date>
    <dc:date>2026-01-30T16:48:36.682540600</dc:date>
    <meta:editing-duration>PT4H30M43S</meta:editing-duration>
    <meta:editing-cycles>8</meta:editing-cycles>
    <meta:generator>LibreOffice/25.2.7.2$Windows_X86_64 LibreOffice_project/5cbfd1ab6520636bb5f7b99185aa69bd7456825d</meta:generator>
    <meta:document-statistic meta:table-count="1" meta:cell-count="115" meta:object-count="0"/>
  </office:meta>
</office:document-meta>
</file>